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3" style:family="paragraph" style:parent-style-name="Standard" style:list-style-name="L5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 style:font-name-asian="Liberation Serif1" style:font-name-complex="Liberation Serif1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1" style:font-name-asian="Liberation Serif1" style:font-name-complex="Liberation Serif1"/>
    </style:style>
    <style:style style:name="T6" style:family="text">
      <style:text-properties style:text-position="0% 100%" officeooo:rsid="0008508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b23e"/>
    </style:style>
    <style:style style:name="T9" style:family="text">
      <style:text-properties officeooo:rsid="00085081"/>
    </style:style>
    <style:style style:name="T10" style:family="text">
      <style:text-properties officeooo:rsid="000dcc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bal optimization</text:p>
      <text:p text:style-name="P1"/>
      <text:p text:style-name="P3">Global optimization</text:p>
      <text:p text:style-name="P1">Optimization across local blocks, but within a procedure</text:p>
      <text:p text:style-name="P1"/>
      <text:p text:style-name="P3">Data flow analysis</text:p>
      <text:list xml:id="list182212088" text:style-name="L1">
        <text:list-item>
          <text:p text:style-name="P6">Is a family of techniques through which an analysis is done of a <text:span text:style-name="T7">control flow graph</text:span> to check for optimization opportunities present in a procedure body.</text:p>
        </text:list-item>
        <text:list-item>
          <text:p text:style-name="P6">The common methodology adopted is that local rules relate information between adjacent program points to p<text:span text:style-name="T8">er</text:span>form optimization.???</text:p>
        </text:list-item>
      </text:list>
      <text:p text:style-name="P1"/>
      <text:p text:style-name="P3">Global constant propagation</text:p>
      <text:list xml:id="list483020536" text:style-name="L2">
        <text:list-item>
          <text:p text:style-name="P7">To replace x by the use of a constant k we must know that on every path to this use of x, the last assignment to x is x := k.</text:p>
        </text:list-item>
        <text:list-item text:start-value="1">
          <text:p text:style-name="P7">To have this knowledge we compute the abstract value of x at every program point. The possible values of x are as follows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bstract value of x</text:p>
          </table:table-cell>
          <table:table-cell table:style-name="Table1.B1" office:value-type="string">
            <text:p text:style-name="P5">Interpretation</text:p>
          </table:table-cell>
        </table:table-row>
        <table:table-row>
          <table:table-cell table:style-name="Table1.A2" office:value-type="string">
            <text:p text:style-name="P4"><text:span text:style-name="T1">┴</text:span> (called 'bottom')</text:p>
          </table:table-cell>
          <table:table-cell table:style-name="Table1.B2" office:value-type="string">
            <text:p text:style-name="P4">Th<text:span text:style-name="T9">e</text:span> statement containing x never executes</text:p>
          </table:table-cell>
        </table:table-row>
        <table:table-row>
          <table:table-cell table:style-name="Table1.A2" office:value-type="string">
            <text:p text:style-name="P4">c(A constant)</text:p>
          </table:table-cell>
          <table:table-cell table:style-name="Table1.B2" office:value-type="string">
            <text:p text:style-name="P4">x = c</text:p>
          </table:table-cell>
        </table:table-row>
        <table:table-row>
          <table:table-cell table:style-name="Table1.A2" office:value-type="string">
            <text:p text:style-name="P4">T (Called 'top')</text:p>
          </table:table-cell>
          <table:table-cell table:style-name="Table1.B2" office:value-type="string">
            <text:p text:style-name="P4">x is not a constant. Not possible to determine a value for x</text:p>
          </table:table-cell>
        </table:table-row>
      </table:table>
      <text:list xml:id="list480272966" text:style-name="L3">
        <text:list-item>
          <text:p text:style-name="P8">The above values of x have an intrinsic ordering between them based on order in which x can contain them, <text:span text:style-name="T5">┴ &lt; C &lt; T</text:span></text:p>
          <text:p text:style-name="P11">This means that the value of can transition from ┴ to C to T and not vice-versa. This is intuitive in the sense that </text:p>
          <text:list>
            <text:list-item>
              <text:p text:style-name="P11">Once the variable x in a statement is inferred to be a constant, it cannot be that the statement is unreachable later on.</text:p>
            </text:list-item>
            <text:list-item>
              <text:p text:style-name="P11">Once the variable x in a statement is inferred to be non-determinable(due to its predecessors being equal to different constants say), it is not possible to later determine its value to that of a constant or later determine that the same statement is unreachable.</text:p>
            </text:list-item>
          </text:list>
        </text:list-item>
        <text:list-item>
          <text:p text:style-name="P8">The values of x are computed in accordance with the following rules.</text:p>
          <text:p text:style-name="P8">Read C(s, x, out) = c as 'the value of x after statement s is executed is c'.</text:p>
          <text:p text:style-name="P8">Read C(s, x, in ) = c as 'the value of x before statement s is executed is c'.</text:p>
          <text:list>
            <text:list-item>
              <text:p text:style-name="P8">Rules relating the out of one statement to the in of another statement</text:p>
              <text:list>
                <text:list-item>
                  <text:p text:style-name="P8"><text:span text:style-name="T4">C(s, x, in) = T if </text:span><text:span text:style-name="T6">for any i, </text:span>C(p<text:span text:style-name="T2">i</text:span><text:span text:style-name="T4">, x, out) = T</text:span></text:p>
                  <text:p text:style-name="P12"><text:span text:style-name="T9">I</text:span>f the value of a variable, x, in a statement, s, is unknown in any of it predecessors, then it is unknown in s.</text:p>
                </text:list-item>
                <text:list-item>
                  <text:p text:style-name="P8"><text:span text:style-name="T4">C(s, x, in) = T if C(p</text:span><text:span text:style-name="T2">i</text:span><text:span text:style-name="T4">, x, out) = c and C(p</text:span><text:span text:style-name="T2">j</text:span><text:span text:style-name="T4">, x, out) = d and c != d</text:span></text:p>
                  <text:p text:style-name="P12">If the value of a variable, x, in a statement, s, is different in any two of its predecessors, then it is unknown in s.</text:p>
                </text:list-item>
                <text:list-item>
                  <text:p text:style-name="P8"><text:span text:style-name="T5">C(s, x, in) = c i</text:span><text:span text:style-name="T4">f C(p</text:span><text:span text:style-name="T2">i</text:span><text:span text:style-name="T4">, x, out) = c or </text:span><text:span text:style-name="T5">┴ for all i</text:span></text:p>
                  <text:p text:style-name="P11">if the value of a variable, x, in a statement, s, is a constant, c, in atleast one predecessor and the same constant or unreachable in all other predecessors, then it is c in s.</text:p>
                </text:list-item>
                <text:list-item>
                  <text:p text:style-name="P8"><text:span text:style-name="T5">C(s, x, in) = ┴ if C(p</text:span><text:span text:style-name="T3">i</text:span><text:span text:style-name="T5">, x, out) = ┴ for all i</text:span></text:p>
                  <text:p text:style-name="P11">If the value of a variable,x, in a statement, s, is unreachable in all it predecessors, then it is unreachable in s too.</text:p>
                  <text:p text:style-name="P11">The above four rules can also be stated using the least upper bound as follow,</text:p>
                  <text:p text:style-name="P8"><text:span text:style-name="T5">C(s, x, in) = lub(C(p</text:span><text:span text:style-name="T3">i</text:span><text:span text:style-name="T5">, x, out)) for all i</text:span></text:p>
                </text:list-item>
              </text:list>
            </text:list-item>
            <text:list-item>
              <text:p text:style-name="P11">Rules relating the in of one statement to its own out</text:p>
              <text:list>
                <text:list-item>
                  <text:p text:style-name="P11"><text:soft-page-break/>If C(s, x, in) = ┴, then C(s, x, out) = ┴ (Least precedence)</text:p>
                </text:list-item>
                <text:list-item>
                  <text:p text:style-name="P11">C(x := c , x, in) = c</text:p>
                </text:list-item>
                <text:list-item>
                  <text:p text:style-name="P11">C(x := f(...) , x, in) = T</text:p>
                </text:list-item>
                <text:list-item>
                  <text:p text:style-name="P11">C(y := ... , x, in) = C(y := ... , x, out) if x != y</text:p>
                </text:list-item>
              </text:list>
            </text:list-item>
          </text:list>
        </text:list-item>
        <text:list-item>
          <text:p text:style-name="P8">The algorithm for the computation of x at eve<text:span text:style-name="T9">r</text:span>y program point is as follows</text:p>
          <text:list>
            <text:list-item>
              <text:p text:style-name="P8">For every entry, s, in the program, set C(s, x, in) = T</text:p>
            </text:list-item>
            <text:list-item>
              <text:p text:style-name="P8">Set C(s, x, in) = C(s, x, out) = <text:span text:style-name="T5">┴ everywhere else</text:span></text:p>
            </text:list-item>
            <text:list-item>
              <text:p text:style-name="P11">Update value of x at all program points by repeated application of the above rules to make the value of x consistent over all program points. The abstract values of x may change over iterations(in the case of a loop), but never go on forever as there is an ordering to the abstract values of x which can be inferred from the above rule. Thus the value of x may change two times in the worst case. The constant propagation algorithm is O(n) in complexity.</text:p>
            </text:list-item>
          </text:list>
        </text:list-item>
        <text:list-item>
          <text:p text:style-name="P8">Once the global constant information is available, at points where x is a constant replace the use of x by that constant.</text:p>
        </text:list-item>
      </text:list>
      <text:p text:style-name="P1"/>
      <text:p text:style-name="P3">What is meant by saying that the value of a variable is live?</text:p>
      <text:p text:style-name="P1">It means that it may be used in future. Formally <text:span text:style-name="T7">a variable x is live at statement s(which is an <text:s/></text:span><text:span text:style-name="T7">assignment to x)</text:span> if</text:p>
      <text:list xml:id="list469464799" text:style-name="L4">
        <text:list-item>
          <text:p text:style-name="P9">There exists a statement s' that uses x(the value of x assigned in s)</text:p>
        </text:list-item>
        <text:list-item>
          <text:p text:style-name="P9">There is a path from s to s' in the control flow graph</text:p>
        </text:list-item>
        <text:list-item>
          <text:p text:style-name="P9">That path has no intervening assignment to x.</text:p>
        </text:list-item>
      </text:list>
      <text:p text:style-name="P1">If a variable x is not live at a statement s(which is a assignment to x) it is dead code and can be eliminated.</text:p>
      <text:p text:style-name="P1">In order to eliminate we need liveness information which can be obtained by liveness analysis.</text:p>
      <text:p text:style-name="P1"/>
      <text:p text:style-name="P3">Liveness analysis algorithm</text:p>
      <text:list xml:id="list720841071" text:style-name="L5">
        <text:list-item>
          <text:p text:style-name="P10"><text:s/>Rules</text:p>
          <text:list>
            <text:list-item>
              <text:p text:style-name="P10">An <text:span text:style-name="T10">variable</text:span> is going to be live if it is live in any of its succeeding statements</text:p>
              <text:p text:style-name="P10">L(p, x, out) = || { L(s, x, in) | s is the successor of p}</text:p>
            </text:list-item>
            <text:list-item>
              <text:p text:style-name="P10">L(s, x, in) = true, if s reads x</text:p>
            </text:list-item>
            <text:list-item>
              <text:p text:style-name="P10">L(x := e, x, in) = false if e does not read x as x is overwritten.</text:p>
            </text:list-item>
            <text:list-item>
              <text:p text:style-name="P10">L(s, x, in) = L(s, x, out) if s does not refer to x. x is live if it was live before, x is dead if it was dead before</text:p>
            </text:list-item>
          </text:list>
        </text:list-item>
        <text:list-item>
          <text:p text:style-name="P10">Initially liveness of x is false at all program points.</text:p>
        </text:list-item>
        <text:list-item>
          <text:p text:style-name="P10">Update the liveness of x with repeated application of the above rules. The algorithm terminates as the liveness of x can change only from false to true and not change from true to false. The ordering can be represented as</text:p>
          <text:p text:style-name="P13">“false &lt; true”</text:p>
        </text:list-item>
      </text:list>
      <text:p text:style-name="P1"/>
      <text:p text:style-name="P3">Comparison of data flow analysis techniqu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Constant propagation</text:p>
          </table:table-cell>
          <table:table-cell table:style-name="Table2.B1" office:value-type="string">
            <text:p text:style-name="P5">Liveness analysis</text:p>
          </table:table-cell>
        </table:table-row>
        <table:table-row>
          <table:table-cell table:style-name="Table2.A2" office:value-type="string">
            <text:p text:style-name="P4">Is a forwards analysis. Data is pushed from inputs to outputs</text:p>
          </table:table-cell>
          <table:table-cell table:style-name="Table2.B2" office:value-type="string">
            <text:p text:style-name="P4">Is a backward analysis. Data is pushed from outputs to inputs.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6-22T15:37:06</meta:creation-date>
    <dc:date>2013-02-08T12:04:13</dc:date>
    <dc:creator>Kempa </dc:creator>
    <meta:editing-duration>PT8H38M37S</meta:editing-duration>
    <meta:editing-cycles>27</meta:editing-cycles>
    <meta:generator>LibreOffice/3.6$Linux_x86 LibreOffice_project/360m1$Build-2</meta:generator>
    <meta:document-statistic meta:table-count="2" meta:image-count="0" meta:object-count="0" meta:page-count="2" meta:paragraph-count="67" meta:word-count="1062" meta:character-count="5065" meta:non-whitespace-character-count="4111"/>
  </office:meta>
</office:document-meta>
</file>